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</style:style>
    <style:style style:name="gr5" style:family="graphic" style:parent-style-name="standard">
      <style:graphic-properties draw:stroke="none" svg:stroke-color="#000000" draw:fill="none" draw:fill-color="#ffffff" fo:min-height="0.779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family="'ＭＳ ゴシック'" style:font-family-generic="modern" style:font-pitch="fixed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ＭＳ ゴシック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cm" svg:height="2cm" svg:x="6cm" svg:y="5.999cm">
          <text:p text:style-name="P1"><text:span text:style-name="T1">sample2.exe</text:span></text:p>
          <text:p text:style-name="P1"><text:span text:style-name="T1">(kvs server m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2cm" svg:x="3cm" svg:y="9.999cm">
          <text:p text:style-name="P1"><text:span text:style-name="T1">sendosc.ex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cm" svg:y1="9.999cm" svg:x2="7cm" svg:y2="7.999cm">
          <text:p/>
        </draw:line>
        <draw:frame draw:style-name="gr3" draw:text-style-name="P1" draw:layer="layout" svg:width="2.31cm" svg:height="1.199cm" svg:x="2.94cm" svg:y="8.749cm">
          <draw:text-box>
            <text:p text:style-name="P2"><text:span text:style-name="T1">set</text:span></text:p>
            <text:p text:style-name="P2"><text:span text:style-name="T1">key-value</text:span></text:p>
          </draw:text-box>
        </draw:frame>
        <draw:custom-shape draw:style-name="gr1" draw:text-style-name="P1" draw:layer="layout" svg:width="4cm" svg:height="2cm" svg:x="9cm" svg:y="10cm">
          <text:p text:style-name="P1"><text:span text:style-name="T1">oscdump.ex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9cm" svg:y1="7.999cm" svg:x2="11cm" svg:y2="9.999cm">
          <text:p/>
        </draw:line>
        <draw:frame draw:style-name="gr4" draw:text-style-name="P1" draw:layer="layout" svg:width="2.31cm" svg:height="1.25cm" svg:x="9.94cm" svg:y="7.499cm">
          <draw:text-box>
            <text:p text:style-name="P2"><text:span text:style-name="T1">send</text:span></text:p>
            <text:p text:style-name="P2"><text:span text:style-name="T1">key-value</text:span></text:p>
          </draw:text-box>
        </draw:frame>
        <draw:frame draw:style-name="gr5" draw:text-style-name="P3" draw:layer="layout" svg:width="2.5cm" svg:height="1.029cm" svg:x="4.25cm" svg:y="7.97cm">
          <draw:text-box>
            <text:p text:style-name="P3"><text:span text:style-name="T2">udp:12345</text:span></text:p>
          </draw:text-box>
        </draw:frame>
        <draw:frame draw:style-name="gr5" draw:text-style-name="P3" draw:layer="layout" svg:width="2.5cm" svg:height="1.029cm" svg:x="10.75cm" svg:y="9.249cm">
          <draw:text-box>
            <text:p text:style-name="P3"><text:span text:style-name="T2">udp:7000</text:span></text:p>
          </draw:text-box>
        </draw:frame>
        <draw:g>
          <draw:custom-shape draw:style-name="gr6" draw:text-style-name="P4" draw:layer="layout" svg:width="3.75cm" svg:height="2.5cm" svg:x="11.75cm" svg:y="3.749cm">
            <text:p text:style-name="P4"><text:span text:style-name="T3"><text:s/></text:span><text:span text:style-name="T3">/test/a 123</text:span></text:p>
            <text:p text:style-name="P4"><text:span text:style-name="T3"><text:s/></text:span><text:span text:style-name="T3">/test/b 456</text:span></text:p>
            <text:p text:style-name="P4"><text:span text:style-name="T3"><text:s/></text:span><text:span text:style-name="T3">/test/c 789</text:span></text:p>
            <draw:enhanced-geometry svg:viewBox="0 0 21600 21600" draw:text-areas="800 800 20800 20800" draw:type="round-rectangular-callout" draw:modifiers="-12916.2356704879 25538.2646941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4-12-28T18:05:08.27</meta:creation-date>
    <dc:date>2014-12-28T18:15:36.10</dc:date>
    <dc:creator>_ </dc:creator>
    <meta:editing-duration>PT10M29S</meta:editing-duration>
    <meta:editing-cycles>1</meta:editing-cycles>
    <meta:document-statistic meta:object-count="11"/>
    <meta:generator>OpenOffice/4.1.1$Win32 OpenOffice.org_project/411m6$Build-9775</meta:generator>
  </office:meta>
</office:document-meta>
</file>